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office:version="1.2">
  <office:body>
    <office:text>
      <text:p text:style-name="Title">Hilma af Klint - Wikipedia, la enciclopedia libre</text:p>
      <text:p text:style-name="Subtitle">Extracted from Telegram News Agent</text:p>
      <text:p text:style-name="Standard"/>
      <text:p text:style-name="Heading_20_1">Article Information</text:p>
      <text:p text:style-name="Standard"><text:span text:style-name="Bold">Author:</text:span> Unknown</text:p>
      <text:p text:style-name="Standard"><text:span text:style-name="Bold">Date Extracted:</text:span> Unknown at Unknown</text:p>
      <text:p text:style-name="Standard"><text:span text:style-name="Bold">Source URL:</text:span> https://es.wikipedia.org/wiki/Hilma_af_Klint</text:p>
      <text:p text:style-name="Standard"><text:span text:style-name="Bold">Enhanced by:</text:span> OPENAI</text:p>
      <text:p text:style-name="Standard"><text:span text:style-name="Bold">Category:</text:span> Arte</text:p>
      <text:p text:style-name="Standard"><text:span text:style-name="Bold">Type:</text:span> other</text:p>
      <text:p text:style-name="Standard"><text:span text:style-name="Bold">Confidence:</text:span> high</text:p>
      <text:p text:style-name="Standard"/>
      <text:p text:style-name="Heading_20_1">Summary</text:p>
      <text:p text:style-name="Standard">Hilma af Klint fue una pintora sueca pionera del arte abstracto, conocida por su trabajo innovador que exploraba la espiritualidad y el ocultismo. Su obra fue en gran parte ignorada durante su vida, pero ha ganado reconocimiento póstumo como una figura clave en la historia del arte moderno.</text:p>
      <text:p text:style-name="Standard"/>
      <text:p text:style-name="Heading_20_1">Key Points</text:p>
      <text:p text:style-name="Standard">• Pionera del arte abstracto</text:p>
      <text:p text:style-name="Standard">• Exploración de la espiritualidad y el ocultismo en su obra</text:p>
      <text:p text:style-name="Standard">• Reconocimiento póstumo como figura clave en el arte moderno</text:p>
      <text:p text:style-name="Standard"/>
      <text:p text:style-name="Heading_20_1">Image</text:p>
      <text:p text:style-name="Standard">https://upload.wikimedia.org/wikipedia/commons/thumb/d/d0/Hilma-af-Klint-uncropped.jpg/960px-Hilma-af-Klint-uncropped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styles>
    <style:default-style style:family="paragraph">
      <style:paragraph-properties style:tab-stop-distance="1.27cm"/>
      <style:text-properties fo:font-family="Arial" style:font-family-generic="swiss" style:font-pitch="variable" fo:font-size="12pt"/>
    </style:default-style>
    <style:style style:name="Standard" style:family="paragraph" style:class="text"/>
    <style:style style:name="Title" style:family="paragraph" style:class="title">
      <style:paragraph-properties fo:text-align="center"/>
      <style:text-properties fo:font-size="18pt" fo:font-weight="bold"/>
    </style:style>
    <style:style style:name="Subtitle" style:family="paragraph" style:class="subtitle">
      <style:paragraph-properties fo:text-align="center"/>
      <style:text-properties fo:font-size="14pt" fo:font-style="italic"/>
    </style:style>
    <style:style style:name="Heading_20_1" style:display-name="Heading 1" style:family="paragraph" style:class="text">
      <style:text-properties fo:font-size="16pt" fo:font-weight="bold"/>
    </style:style>
  </office: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Telegram News Agent</meta:generator>
    <dc:title>Hilma af Klint - Wikipedia, la enciclopedia libre</dc:title>
    <dc:creator>Unknown</dc:creator>
    <meta:creation-date>T:00</meta:creation-date>
    <dc:date>T:00</dc:date>
  </office:meta>
</office:document-meta>
</file>